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tyle:font-face style:name="F" svg:font-family="" style:font-family-generic="roman"/>
    <style:font-face style:name="FreeSerif"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Noto Mono" svg:font-family="'Noto Mono'" style:font-pitch="fixed"/>
    <style:font-face style:name="Source Code Pro Medium" svg:font-family="'Source Code Pro Medium'" style:font-pitch="fixed"/>
    <style:font-face style:name="Liberation Serif1" svg:font-family="'Liberation Serif'" style:font-pitch="variable"/>
    <style:font-face style:name="Noto Mono1" svg:font-family="'Noto Mono'" style:font-pitch="variable"/>
    <style:font-face style:name="Droid Sans Devanagari1" svg:font-family="'Droid Sans Devanagari'" style:font-family-generic="roman" style:font-pitch="variable"/>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style:font-name="FreeSerif" fo:language="en" fo:country="US"/>
    </style:style>
    <style:style style:name="P3" style:family="paragraph" style:parent-style-name="Text_20_body">
      <style:text-properties style:font-name="FreeSerif" fo:language="en" fo:country="US" officeooo:rsid="000f25ca" officeooo:paragraph-rsid="000f25ca"/>
    </style:style>
    <style:style style:name="P4" style:family="paragraph" style:parent-style-name="Text_20_body">
      <style:text-properties style:font-name="FreeSerif" fo:language="en" fo:country="US" officeooo:rsid="00109b28" officeooo:paragraph-rsid="00109b28"/>
    </style:style>
    <style:style style:name="P5"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0f25ca"/>
    </style:style>
    <style:style style:name="P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style:style>
    <style:style style:name="P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officeooo:rsid="00109b28"/>
    </style:style>
    <style:style style:name="P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officeooo:rsid="00109b28" officeooo:paragraph-rsid="00109b28"/>
    </style:style>
    <style:style style:name="P9" style:family="paragraph" style:parent-style-name="Text_20_body">
      <style:text-properties fo:language="en" fo:country="US" officeooo:paragraph-rsid="000f25ca"/>
    </style:style>
    <style:style style:name="P10" style:family="paragraph" style:parent-style-name="Text_20_body">
      <style:text-properties style:font-name="FreeSerif" fo:language="en" fo:country="US" officeooo:rsid="000f25ca" officeooo:paragraph-rsid="000f25ca"/>
    </style:style>
    <style:style style:name="P11" style:family="paragraph" style:parent-style-name="Text_20_body">
      <style:text-properties style:font-name="FreeSerif" fo:language="en" fo:country="US" officeooo:rsid="001421bb" officeooo:paragraph-rsid="001421bb"/>
    </style:style>
    <style:style style:name="P12" style:family="paragraph" style:parent-style-name="Text_20_body">
      <style:text-properties style:font-name="FreeSerif" fo:language="en" fo:country="US" officeooo:rsid="00109b28" officeooo:paragraph-rsid="00109b28"/>
    </style:style>
    <style:style style:name="P13"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0f25ca"/>
    </style:style>
    <style:style style:name="P14"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1596c2"/>
    </style:style>
    <style:style style:name="P15" style:family="paragraph" style:parent-style-name="Text_20_body">
      <style:text-properties fo:font-variant="normal" fo:text-transform="none" fo:color="#24292e" style:font-name="FreeSerif" fo:font-size="12pt" fo:letter-spacing="normal" fo:language="en" fo:country="US" fo:font-style="normal" fo:font-weight="normal" officeooo:rsid="00145d4b" officeooo:paragraph-rsid="00145d4b"/>
    </style:style>
    <style:style style:name="P1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officeooo:rsid="00109b28" officeooo:paragraph-rsid="00109b28"/>
    </style:style>
    <style:style style:name="P17" style:family="paragraph" style:parent-style-name="Heading_20_3">
      <style:text-properties style:font-name="FreeSans" fo:font-size="12pt" fo:language="en" fo:country="US" style:font-size-asian="12pt" style:font-size-complex="12pt"/>
    </style:style>
    <style:style style:name="P18" style:family="paragraph" style:parent-style-name="Heading_20_3">
      <style:text-properties fo:font-size="12pt" style:font-size-asian="12pt" style:font-size-complex="12pt"/>
    </style:style>
    <style:style style:name="P19" style:family="paragraph">
      <style:text-properties style:font-name="Source Code Pro Medium"/>
    </style:style>
    <style:style style:name="P20" style:family="paragraph">
      <loext:graphic-properties draw:fill="solid" draw:fill-color="#eeeeee"/>
      <style:text-properties style:font-name="Source Code Pro Medium" fo:font-size="12pt"/>
    </style:style>
    <style:style style:name="P21" style:family="paragraph">
      <loext:graphic-properties draw:fill="solid" draw:fill-color="#eeeeee"/>
      <style:text-properties style:font-name="Source Code Pro Medium"/>
    </style:style>
    <style:style style:name="P22" style:family="paragraph">
      <loext:graphic-properties draw:fill="solid" draw:fill-color="#eeeeee"/>
    </style:style>
    <style:style style:name="P23" style:family="paragraph">
      <loext:graphic-properties draw:fill="solid" draw:fill-color="#eeeeee"/>
      <style:text-properties fo:font-size="12pt"/>
    </style:style>
    <style:style style:name="P24" style:family="paragraph">
      <style:paragraph-properties fo:margin-left="0in" fo:margin-right="0in" fo:margin-top="0in" fo:margin-bottom="0.1665in" fo:text-indent="0in"/>
      <style:text-properties style:font-name="Source Code Pro Medium"/>
    </style:style>
    <style:style style:name="P25" style:family="paragraph">
      <loext:graphic-properties draw:fill="solid" draw:fill-color="#eeeeee"/>
      <style:paragraph-properties fo:margin-left="0in" fo:margin-right="0in" fo:margin-top="0in" fo:margin-bottom="0.1665in" fo:text-indent="0in"/>
      <style:text-properties style:font-name="Source Code Pro Medium" fo:font-size="12pt" style:font-name-complex="FreeSerif"/>
    </style:style>
    <style:style style:name="P26" style:family="paragraph">
      <style:text-properties style:font-name="Source Code Pro Medium" fo:font-size="12pt"/>
    </style:style>
    <style:style style:name="P27" style:family="paragraph">
      <style:text-properties style:font-name="F" fo:font-size="12pt"/>
    </style:style>
    <style:style style:name="P28" style:family="paragraph">
      <loext:graphic-properties draw:fill="solid" draw:fill-color="#eeeeee"/>
      <style:text-properties style:font-name="F" fo:font-size="12pt"/>
    </style:style>
    <style:style style:name="T1" style:family="text">
      <style:text-properties officeooo:rsid="000fb29d"/>
    </style:style>
    <style:style style:name="T2" style:family="text">
      <style:text-properties officeooo:rsid="00108253"/>
    </style:style>
    <style:style style:name="T3" style:family="text">
      <style:text-properties officeooo:rsid="00135d63"/>
    </style:style>
    <style:style style:name="T4" style:family="text">
      <style:text-properties officeooo:rsid="001596c2"/>
    </style:style>
    <style:style style:name="T5" style:family="text">
      <style:text-properties style:font-name="Source Code Pro Medium"/>
    </style:style>
    <style:style style:name="T6" style:family="text">
      <style:text-properties fo:color="#008000" style:font-name="Source Code Pro Medium" fo:font-size="12pt"/>
    </style:style>
    <style:style style:name="T7" style:family="text">
      <style:text-properties fo:color="#000000" style:font-name="Source Code Pro Medium" fo:font-size="12pt"/>
    </style:style>
    <style:style style:name="T8" style:family="text">
      <style:text-properties fo:color="#0000ff" style:font-name="Source Code Pro Medium" fo:font-size="12pt"/>
    </style:style>
    <style:style style:name="T9" style:family="text">
      <style:text-properties fo:color="#b00040" style:font-name="Source Code Pro Medium" fo:font-size="12pt"/>
    </style:style>
    <style:style style:name="T10" style:family="text">
      <style:text-properties fo:color="#666666" style:font-name="Source Code Pro Medium" fo:font-size="12pt"/>
    </style:style>
    <style:style style:name="T11" style:family="text">
      <style:text-properties fo:color="#7d9029" style:font-name="Source Code Pro Medium" fo:font-size="12pt"/>
    </style:style>
    <style:style style:name="T12" style:family="text">
      <style:text-properties fo:color="#008000" style:font-name="Source Code Pro Medium"/>
    </style:style>
    <style:style style:name="T13" style:family="text">
      <style:text-properties fo:color="#000000" style:font-name="Source Code Pro Medium"/>
    </style:style>
    <style:style style:name="T14" style:family="text">
      <style:text-properties fo:color="#0000ff" style:font-name="Source Code Pro Medium"/>
    </style:style>
    <style:style style:name="T15" style:family="text">
      <style:text-properties fo:color="#666666" style:font-name="Source Code Pro Medium"/>
    </style:style>
    <style:style style:name="T16" style:family="text">
      <style:text-properties fo:color="#408080" style:font-name="Source Code Pro Medium"/>
    </style:style>
    <style:style style:name="T17" style:family="text">
      <style:text-properties fo:color="#ba2121" style:font-name="Source Code Pro Medium"/>
    </style:style>
    <style:style style:name="T18" style:family="text">
      <style:text-properties fo:color="#b00040" style:font-name="Source Code Pro Medium"/>
    </style:style>
    <style:style style:name="T19" style:family="text">
      <style:text-properties fo:color="#000000"/>
    </style:style>
    <style:style style:name="T20" style:family="text">
      <style:text-properties fo:color="#0000aa" style:font-name="Source Code Pro Medium" fo:font-size="12pt"/>
    </style:style>
    <style:style style:name="T21" style:family="text">
      <style:text-properties fo:color="#00aa00" style:font-name="Source Code Pro Medium" fo:font-size="12pt"/>
    </style:style>
    <style:style style:name="T22" style:family="text">
      <style:text-properties fo:color="#00aaaa" style:font-name="Source Code Pro Medium" fo:font-size="12pt"/>
    </style:style>
    <style:style style:name="T23" style:family="text">
      <style:text-properties fo:color="#aaaaaa" style:font-name="Source Code Pro Medium" fo:font-size="12pt"/>
    </style:style>
    <style:style style:name="T24" style:family="text">
      <style:text-properties fo:color="#000000" fo:font-size="12pt"/>
    </style:style>
    <style:style style:name="T25" style:family="text">
      <style:text-properties fo:color="#008000" style:font-name="Source Code Pro Medium" fo:font-size="12pt" style:font-name-complex="FreeSerif"/>
    </style:style>
    <style:style style:name="T26" style:family="text">
      <style:text-properties fo:color="#000000" style:font-name="Source Code Pro Medium" fo:font-size="12pt" style:font-name-complex="FreeSerif"/>
    </style:style>
    <style:style style:name="T27" style:family="text">
      <style:text-properties fo:color="#0000ff" style:font-name="Source Code Pro Medium" fo:font-size="12pt" style:font-name-complex="FreeSerif"/>
    </style:style>
    <style:style style:name="T28" style:family="text">
      <style:text-properties fo:color="#000000" style:font-name="Source Code Pro Medium" fo:font-size="12pt" style:font-size-asian="12pt" style:font-name-complex="FreeSerif"/>
    </style:style>
    <style:style style:name="T29" style:family="text">
      <style:text-properties fo:color="#b00040" style:font-name="Source Code Pro Medium" fo:font-size="12pt" style:font-name-complex="FreeSerif"/>
    </style:style>
    <style:style style:name="T30" style:family="text">
      <style:text-properties fo:color="#666666" style:font-name="Source Code Pro Medium" fo:font-size="12pt" style:font-name-complex="FreeSerif"/>
    </style:style>
    <style:style style:name="T31" style:family="text">
      <style:text-properties fo:color="#7d9029" style:font-name="Source Code Pro Medium" fo:font-size="12pt" style:font-name-complex="FreeSerif"/>
    </style:style>
    <style:style style:name="T32" style:family="text">
      <style:text-properties fo:color="#008000" style:font-name="FreeSerif" fo:font-size="12pt"/>
    </style:style>
    <style:style style:name="T33" style:family="text">
      <style:text-properties fo:color="#000000" style:font-name="FreeSerif" fo:font-size="12pt"/>
    </style:style>
    <style:style style:name="T34" style:family="text">
      <style:text-properties fo:color="#0000ff" style:font-name="FreeSerif" fo:font-size="12pt"/>
    </style:style>
    <style:style style:name="T35" style:family="text">
      <style:text-properties fo:color="#b00040" style:font-name="FreeSerif" fo:font-size="12pt"/>
    </style:style>
    <style:style style:name="T36" style:family="text">
      <style:text-properties fo:color="#7d9029" style:font-name="FreeSerif" fo:font-size="12pt"/>
    </style:style>
    <style:style style:name="T37" style:family="text">
      <style:text-properties fo:color="#ba2121" style:font-name="FreeSerif" fo:font-size="12pt"/>
    </style:style>
    <style:style style:name="T38" style:family="text">
      <style:text-properties fo:color="#408080" style:font-name="FreeSerif" fo:font-size="12pt"/>
    </style:style>
    <style:style style:name="T39" style:family="text">
      <style:text-properties fo:color="#008000"/>
    </style:style>
    <style:style style:name="T40" style:family="text">
      <style:text-properties fo:color="#0000ff"/>
    </style:style>
    <style:style style:name="T41" style:family="text">
      <style:text-properties fo:color="#aa22ff"/>
    </style:style>
    <style:style style:name="T42" style:family="text">
      <style:text-properties fo:color="#b00040"/>
    </style:style>
    <style:style style:name="T43" style:family="text">
      <style:text-properties fo:color="#7d9029"/>
    </style:style>
    <style:style style:name="T44" style:family="text">
      <style:text-properties fo:color="#ba2121"/>
    </style:style>
    <style:style style:name="gr1" style:family="graphic">
      <style:graphic-properties draw:stroke="solid" svg:stroke-color="#000000" draw:fill="solid" draw:fill-color="#eeeeee" fo:min-height="1.8882in" fo:padding-top="0.1201in" fo:padding-bottom="0.1201in" fo:padding-left="0.1201in" fo:padding-right="0.1201in"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2.789in" fo:padding-top="0.1201in" fo:padding-bottom="0.1201in" fo:padding-left="0.1201in" fo:padding-right="0.12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width="0.139in" draw:marker-end-width="0.139in" draw:fill="solid" draw:fill-color="#eeeeee" fo:min-height="2.5965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width="0.139in" draw:marker-end-width="0.139in" draw:fill="solid" draw:fill-color="#eeeeee" fo:min-height="0.62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eeeee" fo:min-height="1.1654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eeeeee" fo:min-height="2.1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solid" draw:fill-color="#eeeeee" fo:min-height="0.9728in" fo:padding-top="0.1201in" fo:padding-bottom="0.1201in" fo:padding-left="0.1201in" fo:padding-right="0.1201in"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color="#000000" draw:fill="solid" draw:fill-color="#eeeeee" fo:min-height="2.2311in" fo:padding-top="0.1201in" fo:padding-bottom="0.1201in" fo:padding-left="0.1201in" fo:padding-right="0.1201in"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color="#000000" draw:fill="solid" draw:fill-color="#eeeeee" fo:min-height="1.4382in" fo:padding-top="0.1201in" fo:padding-bottom="0.1201in" fo:padding-left="0.1201in" fo:padding-right="0.1201in" style:run-through="foreground" style:wrap="run-through" style:number-wrapped-paragraphs="no-limit" style:vertical-pos="from-top" style:vertical-rel="paragraph" style:horizontal-pos="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20" svg:width="7.4378in" svg:height="2.1287in" svg:x="0.7701in" svg:y="4.0846in">
        <draw:text-box>
          <text:p text:style-name="P19"><text:span text:style-name="T6">public</text:span><text:span text:style-name="T7"> </text:span><text:span text:style-name="T6">class</text:span><text:span text:style-name="T7"> </text:span><text:span text:style-name="T8">main</text:span><text:span text:style-name="T7"> {</text:span></text:p>
          <text:p text:style-name="P19"><text:span text:style-name="T7"><text:s text:c="4"/></text:span><text:span text:style-name="T6">public</text:span><text:span text:style-name="T7"> </text:span><text:span text:style-name="T6">static</text:span><text:span text:style-name="T7"> </text:span><text:span text:style-name="T9">void</text:span><text:span text:style-name="T7"> </text:span><text:span text:style-name="T8">main</text:span><text:span text:style-name="T7">( String </text:span><text:span text:style-name="T10">[]</text:span><text:span text:style-name="T7">args ) {</text:span></text:p>
          <text:p text:style-name="P19"><text:span text:style-name="T7"/></text:p>
          <text:p text:style-name="P19"><text:span text:style-name="T7"><text:s text:c="8"/></text:span><text:span text:style-name="T7">SingleTon mySingle </text:span><text:span text:style-name="T10">=</text:span><text:span text:style-name="T7"> SingleTon.</text:span><text:span text:style-name="T11">getInstance</text:span><text:span text:style-name="T7">();</text:span></text:p>
          <text:p text:style-name="P19"><text:span text:style-name="T7"><text:s text:c="8"/></text:span><text:span text:style-name="T7">System.</text:span><text:span text:style-name="T11">out</text:span><text:span text:style-name="T7">.</text:span><text:span text:style-name="T11">println</text:span><text:span text:style-name="T7">(mySingle.</text:span><text:span text:style-name="T11">helloWorld</text:span><text:span text:style-name="T7">());</text:span></text:p>
          <text:p text:style-name="P19"><text:span text:style-name="T7"><text:s text:c="4"/></text:span><text:span text:style-name="T7">}</text:span></text:p>
          <text:p text:style-name="P19"><text:span text:style-name="T7">}</text:span></text:p>
        </draw:text-box>
      </draw:frame>
      <text:p text:style-name="P1"/>
      <text:p text:style-name="P1"/>
      <text:h text:style-name="P17" text:outline-level="3">Singleton pattern</text:h>
      <text:p text:style-name="P2">A singleton is <text:span text:style-name="T3">useful</text:span> when we only require one instance of the object and that instance is used by many different parts of the software. One bad solution to this is to pass the object around as reference to where it is needed.</text:p>
      <text:p text:style-name="P2">The singleton Pattern suggests that this object should have global visibility. This is achieved by defining a static method of a class that returns a singleton. In most cases eager <text:span text:style-name="T3">initialization</text:span> is <text:span text:style-name="T3">preferred.</text:span> <text:span text:style-name="T1">T</text:span>here are however cases such as when you need to read a configuration from file. In those cases lazy <text:span text:style-name="T3">initialization</text:span> is <text:span text:style-name="T3">preferred.</text:span> For <text:span text:style-name="T3">multi threading</text:span> application the keyword "synchronized" can be used to avoid synchronization issues.[1]</text:p>
      <text:p text:style-name="SourceCode">code example:</text:p>
      <text:p text:style-name="P3"/>
      <text:p text:style-name="P3">In file SingleTon.java</text:p>
      <text:p text:style-name="P3"><draw:frame text:anchor-type="paragraph" draw:z-index="1" draw:name="Shape2" draw:style-name="gr2" draw:text-style-name="P21" svg:width="7.3858in" svg:height="3.387in" svg:x="0.0146in" svg:y="-0.0366in"><draw:text-box><text:p text:style-name="P19"><text:span text:style-name="T12">public</text:span><text:span text:style-name="T13"> </text:span><text:span text:style-name="T12">class</text:span><text:span text:style-name="T13"> </text:span><text:span text:style-name="T14">SingleTon</text:span><text:span text:style-name="T13"> {</text:span></text:p><text:p text:style-name="P19"><text:span text:style-name="T13"/></text:p><text:p text:style-name="P19"><text:span text:style-name="T13"><text:s text:c="4"/></text:span><text:span text:style-name="T12">private</text:span><text:span text:style-name="T13"> </text:span><text:span text:style-name="T12">static</text:span><text:span text:style-name="T13"> SingleTon instance </text:span><text:span text:style-name="T15">=</text:span><text:span text:style-name="T13"> </text:span><text:span text:style-name="T12">new</text:span><text:span text:style-name="T13"> SingleTon(); </text:span><text:span text:style-name="T16">// Eager initalization.</text:span></text:p><text:p text:style-name="P19"><text:span text:style-name="T13"><text:s text:c="4"/></text:span><text:span text:style-name="T12">private</text:span><text:span text:style-name="T13"> </text:span><text:span text:style-name="T14">SingleTon</text:span><text:span text:style-name="T13">(){ } </text:span><text:span text:style-name="T16">// Private constructor to prevent accidental reflection (creating a new singleton instance with new)</text:span></text:p><text:p text:style-name="P19"><text:span text:style-name="T13"/></text:p><text:p text:style-name="P19"><text:span text:style-name="T13"><text:s text:c="4"/></text:span><text:span text:style-name="T12">public</text:span><text:span text:style-name="T13"> </text:span><text:span text:style-name="T12">static</text:span><text:span text:style-name="T13"> SingleTon </text:span><text:span text:style-name="T14">getInstance</text:span><text:span text:style-name="T13">(){</text:span></text:p><text:p text:style-name="P19"><text:span text:style-name="T13"><text:s text:c="8"/></text:span><text:span text:style-name="T12">return</text:span><text:span text:style-name="T13"> instance;</text:span></text:p><text:p text:style-name="P19"><text:span text:style-name="T13"><text:s text:c="4"/></text:span><text:span text:style-name="T13">}</text:span></text:p><text:p text:style-name="P19"><text:span text:style-name="T13"/></text:p><text:p text:style-name="P19"><text:span text:style-name="T13"><text:s text:c="4"/></text:span><text:span text:style-name="T12">public</text:span><text:span text:style-name="T13"> String </text:span><text:span text:style-name="T14">helloWorld</text:span><text:span text:style-name="T13">(){</text:span></text:p><text:p text:style-name="P19"><text:span text:style-name="T13"><text:s text:c="8"/></text:span><text:span text:style-name="T12">return</text:span><text:span text:style-name="T13"> </text:span><text:span text:style-name="T17">"Hello World"</text:span><text:span text:style-name="T13">;</text:span></text:p><text:p text:style-name="P19"><text:span text:style-name="T13"><text:s text:c="4"/></text:span><text:span text:style-name="T13">}</text:span></text:p><text:p text:style-name="P19"><text:span text:style-name="T13">}</text:span></text:p></draw:text-box></draw:frame></text:p>
      <text:p text:style-name="P3"/>
      <text:p text:style-name="P3"/>
      <text:p text:style-name="P3"/>
      <text:p text:style-name="P3"/>
      <text:p text:style-name="P3"/>
      <text:p text:style-name="P3"/>
      <text:p text:style-name="P3"/>
      <text:p text:style-name="P3"/>
      <text:p text:style-name="P3"/>
      <text:p text:style-name="P9"><text:soft-page-break/></text:p>
      <text:h text:style-name="P17" text:outline-level="3">Facade</text:h>
      <text:p text:style-name="P5">The main goal of the facade pattern is to hide the complexity of a subsystem. This subsystem can contain <text:span text:style-name="T2">several different classes and objects</text:span>. The facade will then hide this complexity behind a single object.<text:span text:style-name="T4">[2] The example below uses the spaceship facade to hide the complexity of Engine and fuelInjector.</text:span></text:p>
      <text:p text:style-name="P6"><draw:frame text:anchor-type="paragraph" draw:z-index="5" draw:name="Shape6" draw:style-name="gr6" draw:text-style-name="P25" svg:width="7.3496in" svg:height="2.4161in" svg:x="0.0299in" svg:y="0.0228in"><draw:text-box><text:p text:style-name="P24"><text:span text:style-name="T25">public</text:span><text:span text:style-name="T26"> </text:span><text:span text:style-name="T25">class</text:span><text:span text:style-name="T26"> </text:span><text:span text:style-name="T27">main</text:span><text:span text:style-name="T26"> {</text:span></text:p><text:p text:style-name="P24"><text:span text:style-name="T28"><text:s text:c="4"/></text:span><text:span text:style-name="T25">public</text:span><text:span text:style-name="T26"> </text:span><text:span text:style-name="T25">static</text:span><text:span text:style-name="T26"> </text:span><text:span text:style-name="T29">void</text:span><text:span text:style-name="T26"> </text:span><text:span text:style-name="T27">main</text:span><text:span text:style-name="T26">( String </text:span><text:span text:style-name="T30">[]</text:span><text:span text:style-name="T26">args ) {</text:span></text:p><text:p text:style-name="P24"><text:span text:style-name="T28"><text:s text:c="8"/></text:span><text:span text:style-name="T26">SpaceShip spaceShip </text:span><text:span text:style-name="T30">=</text:span><text:span text:style-name="T26"> </text:span><text:span text:style-name="T25">new</text:span><text:span text:style-name="T26"> SpaceShip();</text:span></text:p><text:p text:style-name="P24"><text:span text:style-name="T28"><text:s text:c="8"/></text:span><text:span text:style-name="T26">spaceShip.</text:span><text:span text:style-name="T31">startSpaceShip</text:span><text:span text:style-name="T26">();</text:span></text:p><text:p text:style-name="P24"><text:span text:style-name="T28"><text:s text:c="4"/></text:span><text:span text:style-name="T26">}</text:span></text:p><text:p text:style-name="P24"><text:span text:style-name="T26">}</text:span></text:p></draw:text-box></draw:frame></text:p>
      <text:p text:style-name="P6"/>
      <text:p text:style-name="P6"/>
      <text:p text:style-name="P6"/>
      <text:p text:style-name="P6"/>
      <text:p text:style-name="P7"/>
      <text:p text:style-name="P8"/>
      <text:p text:style-name="P8">In file SpaceShip.java</text:p>
      <text:p text:style-name="P8"><draw:frame text:anchor-type="paragraph" draw:z-index="2" draw:name="Shape3" draw:style-name="gr3" draw:text-style-name="P20" svg:width="7.3969in" svg:height="2.9677in" svg:x="0.0457in" svg:y="-0.0146in"><draw:text-box><text:p text:style-name="P19"><text:span text:style-name="T6">public</text:span><text:span text:style-name="T7"> </text:span><text:span text:style-name="T6">class</text:span><text:span text:style-name="T7"> </text:span><text:span text:style-name="T8">SpaceShip</text:span><text:span text:style-name="T7"> {</text:span></text:p><text:p text:style-name="P19"><text:span text:style-name="T7"><text:s text:c="4"/></text:span><text:span text:style-name="T6">private</text:span><text:span text:style-name="T7"> FuelInjector fuelInjector;</text:span></text:p><text:p text:style-name="P19"><text:span text:style-name="T7"><text:s text:c="4"/></text:span><text:span text:style-name="T6">private</text:span><text:span text:style-name="T7"> Engine engine;</text:span></text:p><text:p text:style-name="P19"><text:span text:style-name="T7"/></text:p><text:p text:style-name="P19"><text:span text:style-name="T7"><text:s text:c="4"/></text:span><text:span text:style-name="T7">SpaceShip(){</text:span></text:p><text:p text:style-name="P19"><text:span text:style-name="T7"><text:s text:c="8"/></text:span><text:span text:style-name="T7">FuelInjector fuelInjector </text:span><text:span text:style-name="T10">=</text:span><text:span text:style-name="T7"> </text:span><text:span text:style-name="T6">new</text:span><text:span text:style-name="T7"> FuelInjector();</text:span></text:p><text:p text:style-name="P19"><text:span text:style-name="T7"><text:s text:c="8"/></text:span><text:span text:style-name="T7">Engine engine </text:span><text:span text:style-name="T10">=</text:span><text:span text:style-name="T7"> </text:span><text:span text:style-name="T6">new</text:span><text:span text:style-name="T7"> Engine();</text:span></text:p><text:p text:style-name="P19"><text:span text:style-name="T7"><text:s text:c="4"/></text:span><text:span text:style-name="T7">}</text:span></text:p><text:p text:style-name="P19"><text:span text:style-name="T7"><text:s text:c="4"/></text:span><text:span text:style-name="T6">public</text:span><text:span text:style-name="T7"> </text:span><text:span text:style-name="T9">void</text:span><text:span text:style-name="T7"> </text:span><text:span text:style-name="T8">startSpaceShip</text:span><text:span text:style-name="T7">(){</text:span></text:p><text:p text:style-name="P19"><text:span text:style-name="T7"><text:s text:c="8"/></text:span><text:span text:style-name="T7">fuelInjector.</text:span><text:span text:style-name="T11">injectFuel</text:span><text:span text:style-name="T7">(engine);</text:span></text:p><text:p text:style-name="P19"><text:span text:style-name="T7"><text:s text:c="8"/></text:span><text:span text:style-name="T7">engine.</text:span><text:span text:style-name="T11">start</text:span><text:span text:style-name="T7">();</text:span></text:p><text:p text:style-name="P19"><text:span text:style-name="T7"><text:s text:c="4"/></text:span><text:span text:style-name="T7">}</text:span></text:p><text:p text:style-name="P19"><text:span text:style-name="T7">}</text:span></text:p></draw:text-box></draw:frame></text:p>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text:soft-page-break/></text:p>
      <text:p text:style-name="P4">In file engine.java</text:p>
      <text:p text:style-name="P4"/>
      <text:p text:style-name="P4"><draw:frame text:anchor-type="paragraph" draw:z-index="3" draw:name="Shape4" draw:style-name="gr4" draw:text-style-name="P22" svg:width="7.3543in" svg:height="1.4815in" svg:x="0.0146in" svg:y="-0.3902in"><draw:text-box><text:p><text:span text:style-name="T12">public</text:span><text:span text:style-name="T13"> </text:span><text:span text:style-name="T12">class</text:span><text:span text:style-name="T13"> </text:span><text:span text:style-name="T14">Engine</text:span><text:span text:style-name="T13"> {</text:span></text:p><text:p><text:span text:style-name="T13"><text:s text:c="4"/></text:span><text:span text:style-name="T12">public</text:span><text:span text:style-name="T13"> </text:span><text:span text:style-name="T18">void</text:span><text:span text:style-name="T13"> </text:span><text:span text:style-name="T14">start</text:span><text:span text:style-name="T13">(){</text:span></text:p><text:p><text:span text:style-name="T13"><text:s text:c="5"/></text:span><text:span text:style-name="T16">//starts an engine</text:span></text:p><text:p><text:span text:style-name="T13"><text:s text:c="4"/></text:span><text:span text:style-name="T13">}</text:span></text:p><text:p><text:span text:style-name="T13">}</text:span></text:p><text:p><text:span text:style-name="T19"/></text:p></draw:text-box></draw:frame></text:p>
      <text:p text:style-name="P3"/>
      <text:p text:style-name="P3"/>
      <text:p text:style-name="P3"/>
      <text:p text:style-name="P4">In file FuelInjector.java</text:p>
      <text:p text:style-name="P4"><draw:frame text:anchor-type="paragraph" draw:z-index="4" draw:name="Shape5" draw:style-name="gr5" draw:text-style-name="P23" svg:width="7.3543in" svg:height="1.4815in" svg:x="0.0043in" svg:y="-0.1134in"><draw:text-box><text:p><text:span text:style-name="T20">public</text:span><text:span text:style-name="T7"> </text:span><text:span text:style-name="T20">class</text:span><text:span text:style-name="T7"> </text:span><text:span text:style-name="T21">FuelInjector</text:span><text:span text:style-name="T7"> {</text:span></text:p><text:p><text:span text:style-name="T7"><text:s text:c="4"/></text:span><text:span text:style-name="T20">public</text:span><text:span text:style-name="T7"> </text:span><text:span text:style-name="T22">void</text:span><text:span text:style-name="T7"> </text:span><text:span text:style-name="T21">injectFuel</text:span><text:span text:style-name="T7">(Engine engine){</text:span></text:p><text:p><text:span text:style-name="T7"><text:s text:c="8"/></text:span><text:span text:style-name="T23">//inject fuel into engine</text:span></text:p><text:p><text:span text:style-name="T7"><text:s text:c="4"/></text:span><text:span text:style-name="T7">}</text:span></text:p><text:p><text:span text:style-name="T7">}</text:span></text:p><text:p><text:span text:style-name="T24"/></text:p></draw:text-box></draw:frame></text:p>
      <text:p text:style-name="P3"/>
      <text:p text:style-name="P3"/>
      <text:p text:style-name="P3"/>
      <text:h text:style-name="P18" text:outline-level="3">Template Method</text:h>
      <text:p text:style-name="P11">The main idea of a template method is to define a <text:s/>method in a super class that will define a <text:span text:style-name="T4">generalized approach</text:span> <text:span text:style-name="T4">for how a certain piece of the program will execute. The template method usually contains code that invokes other methods. The invoked methods can be override by sub classes to create specialized behavior.[3]</text:span></text:p>
      <text:p text:style-name="P3"><draw:frame text:anchor-type="paragraph" draw:z-index="6" draw:name="Shape7" draw:style-name="gr7" draw:text-style-name="P20" svg:width="7.3287in" svg:height="1.2898in" svg:x="-0.0118in" svg:y="-0.0453in"><draw:text-box><text:p text:style-name="P26"><text:span text:style-name="T12">public</text:span><text:span text:style-name="T13"> </text:span><text:span text:style-name="T12">class</text:span><text:span text:style-name="T13"> </text:span><text:span text:style-name="T14">main</text:span><text:span text:style-name="T13"> {</text:span></text:p><text:p text:style-name="P26"><text:span text:style-name="T13"><text:s text:c="4"/></text:span><text:span text:style-name="T12">public</text:span><text:span text:style-name="T13"> </text:span><text:span text:style-name="T12">static</text:span><text:span text:style-name="T13"> </text:span><text:span text:style-name="T18">void</text:span><text:span text:style-name="T13"> </text:span><text:span text:style-name="T14">main</text:span><text:span text:style-name="T13">(String</text:span><text:span text:style-name="T15">[]</text:span><text:span text:style-name="T13"> args){</text:span></text:p><text:p text:style-name="P26"><text:span text:style-name="T13"><text:s text:c="4"/></text:span><text:span text:style-name="T13">Button button </text:span><text:span text:style-name="T15">=</text:span><text:span text:style-name="T13"> </text:span><text:span text:style-name="T12">new</text:span><text:span text:style-name="T13"> Button();</text:span></text:p><text:p text:style-name="P26"><text:span text:style-name="T13"><text:s text:c="4"/></text:span><text:span text:style-name="T13">}</text:span></text:p><text:p text:style-name="P26"><text:span text:style-name="T13">}</text:span></text:p></draw:text-box></draw:frame></text:p>
      <text:p text:style-name="P3"/>
      <text:p text:style-name="P3"/>
      <text:p text:style-name="P3"/>
      <text:p text:style-name="P15">In file GUIComponent.java</text:p>
      <text:p text:style-name="P15"><draw:frame text:anchor-type="paragraph" draw:z-index="7" draw:name="Shape7" draw:style-name="gr8" draw:text-style-name="P23" svg:width="7.298in" svg:height="2.5748in" svg:x="-0.0118in" svg:y="0.0925in"><draw:text-box><text:p><text:span text:style-name="T32">public</text:span><text:span text:style-name="T33"> </text:span><text:span text:style-name="T32">class</text:span><text:span text:style-name="T33"> </text:span><text:span text:style-name="T34">GUIComponent</text:span><text:span text:style-name="T33"> {</text:span></text:p><text:p><text:span text:style-name="T33"><text:s text:c="4"/></text:span><text:span text:style-name="T32">private</text:span><text:span text:style-name="T33"> </text:span><text:span text:style-name="T35">void</text:span><text:span text:style-name="T33"> </text:span><text:span text:style-name="T34">clearBackground</text:span><text:span text:style-name="T33">(){</text:span></text:p><text:p><text:span text:style-name="T33"><text:s text:c="8"/></text:span><text:span text:style-name="T33">System.</text:span><text:span text:style-name="T36">out</text:span><text:span text:style-name="T33">.</text:span><text:span text:style-name="T36">println</text:span><text:span text:style-name="T33">(</text:span><text:span text:style-name="T37">"clearing background"</text:span><text:span text:style-name="T33">);</text:span></text:p><text:p><text:span text:style-name="T33"><text:s text:c="4"/></text:span><text:span text:style-name="T33">}</text:span></text:p><text:p><text:span text:style-name="T33"><text:s text:c="4"/></text:span><text:span text:style-name="T32">public</text:span><text:span text:style-name="T33"> </text:span><text:span text:style-name="T35">void</text:span><text:span text:style-name="T33"> </text:span><text:span text:style-name="T34">repaint</text:span><text:span text:style-name="T33">(){</text:span></text:p><text:p><text:span text:style-name="T33"><text:s text:c="8"/></text:span><text:span text:style-name="T33">System.</text:span><text:span text:style-name="T36">out</text:span><text:span text:style-name="T33">.</text:span><text:span text:style-name="T36">println</text:span><text:span text:style-name="T33">(</text:span><text:span text:style-name="T37">"standard repaint"</text:span><text:span text:style-name="T33">); //generalized method </text:span></text:p><text:p><text:span text:style-name="T33"><text:s text:c="4"/></text:span><text:span text:style-name="T33">}</text:span></text:p><text:p><text:span text:style-name="T33"><text:s text:c="4"/></text:span><text:span text:style-name="T32">public</text:span><text:span text:style-name="T33"> </text:span><text:span text:style-name="T35">void</text:span><text:span text:style-name="T33"> </text:span><text:span text:style-name="T34">update</text:span><text:span text:style-name="T33">(){ </text:span><text:span text:style-name="T38">//template method that can be overridden by subclasses</text:span></text:p><text:p><text:span text:style-name="T33"><text:s text:c="8"/></text:span><text:span text:style-name="T33">clearBackground();</text:span></text:p><text:p><text:span text:style-name="T33"><text:s text:c="8"/></text:span><text:span text:style-name="T33">repaint();</text:span></text:p><text:p><text:span text:style-name="T33"><text:s text:c="4"/></text:span><text:span text:style-name="T33">}</text:span></text:p><text:p><text:span text:style-name="T33">}</text:span></text:p></draw:text-box></draw:frame></text:p>
      <text:p text:style-name="P15"/>
      <text:p text:style-name="P15"/>
      <text:p text:style-name="P5"/>
      <text:p text:style-name="P5"/>
      <text:p text:style-name="P5"/>
      <text:p text:style-name="P5"/>
      <text:p text:style-name="P5"><text:soft-page-break/></text:p>
      <text:p text:style-name="P15"/>
      <text:p text:style-name="P15">In file Button.java</text:p>
      <text:p text:style-name="P15"><draw:frame text:anchor-type="paragraph" draw:z-index="8" draw:name="Shape8" draw:style-name="gr9" draw:text-style-name="P28" svg:width="7.2858in" svg:height="2.7689in" svg:x="0in" svg:y="0.0618in"><draw:text-box><text:p text:style-name="P27"><text:span text:style-name="T39">public</text:span><text:span text:style-name="T19"> </text:span><text:span text:style-name="T39">class</text:span><text:span text:style-name="T19"> </text:span><text:span text:style-name="T40">Button</text:span><text:span text:style-name="T19"> </text:span><text:span text:style-name="T39">extends</text:span><text:span text:style-name="T19"> GUIComponent {</text:span></text:p><text:p text:style-name="P27"><text:span text:style-name="T19"/></text:p><text:p text:style-name="P27"><text:span text:style-name="T19"><text:s text:c="4"/></text:span><text:span text:style-name="T41">@Override</text:span></text:p><text:p text:style-name="P27"><text:span text:style-name="T19"><text:s text:c="4"/></text:span><text:span text:style-name="T39">public</text:span><text:span text:style-name="T19"> </text:span><text:span text:style-name="T42">void</text:span><text:span text:style-name="T19"> </text:span><text:span text:style-name="T40">repaint</text:span><text:span text:style-name="T19">(){</text:span></text:p><text:p text:style-name="P27"><text:span text:style-name="T19"><text:s text:c="8"/></text:span><text:span text:style-name="T19">System.</text:span><text:span text:style-name="T43">out</text:span><text:span text:style-name="T19">.</text:span><text:span text:style-name="T43">println</text:span><text:span text:style-name="T19">(</text:span><text:span text:style-name="T44">"Button repaint"</text:span><text:span text:style-name="T19">);</text:span></text:p><text:p text:style-name="P27"><text:span text:style-name="T19"><text:s text:c="4"/></text:span><text:span text:style-name="T19">}</text:span></text:p><text:p text:style-name="P27"><text:span text:style-name="T19"><text:s text:c="4"/></text:span><text:span text:style-name="T19">Button(){</text:span></text:p><text:p text:style-name="P27"><text:span text:style-name="T19"><text:s text:c="8"/></text:span><text:span text:style-name="T19">update();</text:span></text:p><text:p text:style-name="P27"><text:span text:style-name="T19"><text:s text:c="4"/></text:span><text:span text:style-name="T19">}</text:span></text:p><text:p text:style-name="P27"><text:span text:style-name="T19"/></text:p><text:p text:style-name="P27"><text:span text:style-name="T19">}</text:span></text:p><text:p text:style-name="P27"><text:span text:style-name="T19"/></text:p><text:p text:style-name="P27"/></draw:text-box></draw:frame></text:p>
      <text:p text:style-name="P5"/>
      <text:p text:style-name="P5"/>
      <text:p text:style-name="P5"/>
      <text:p text:style-name="P5"/>
      <text:p text:style-name="P5"/>
      <text:p text:style-name="P5"/>
      <text:p text:style-name="P5"/>
      <text:p text:style-name="P5"/>
      <text:p text:style-name="P5"/>
      <text:p text:style-name="P5">[1] Craig Larman. Applying UML and patterns. Third edition. Page 442-446. place of publish: One Lake Street Upper Saddle River,NJ 07458 Publisher Pearson Education, Inc; Publish year 2006.</text:p>
      <text:p text:style-name="P5"/>
      <text:p text:style-name="P14">[<text:span text:style-name="T4">2</text:span>] Craig Larman. Applying UML and patterns. Third edition. Page <text:span text:style-name="T4">461</text:span>-<text:span text:style-name="T4">463</text:span>. place of publish: One Lake Street Upper Saddle River,NJ 07458 Publisher Pearson Education, Inc; Publish year 2006.</text:p>
      <text:p text:style-name="P14"/>
      <text:p text:style-name="P14">[<text:span text:style-name="T4">3</text:span>] Craig Larman. Applying UML and patterns. Third edition. Page <text:span text:style-name="T4">630</text:span>-<text:span text:style-name="T4">633</text:span>. place of publish: One Lake Street Upper Saddle River,NJ 07458 Publisher Pearson Education, Inc; Publish year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tyle:font-face style:name="F" svg:font-family="" style:font-family-generic="roman"/>
    <style:font-face style:name="FreeSerif"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Noto Mono" svg:font-family="'Noto Mono'" style:font-pitch="fixed"/>
    <style:font-face style:name="Source Code Pro Medium" svg:font-family="'Source Code Pro Medium'" style:font-pitch="fixed"/>
    <style:font-face style:name="Liberation Serif1" svg:font-family="'Liberation Serif'" style:font-pitch="variable"/>
    <style:font-face style:name="Noto Mono1" svg:font-family="'Noto Mono'" style:font-pitch="variable"/>
    <style:font-face style:name="Droid Sans Devanagari1" svg:font-family="'Droid Sans Devanagari'" style:font-family-generic="roman" style:font-pitch="variable"/>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variant="normal" fo:text-transform="none" fo:color="#24292e" style:font-name="apple-system" fo:font-family="apple-system, BlinkMacSystemFont, 'Segoe UI', Helvetica, Arial, sans-serif, 'Apple Color Emoji', 'Segoe UI Emoji'" fo:font-size="12pt" fo:letter-spacing="normal" fo:font-style="normal" fo:font-weight="normal" officeooo:rsid="000f25ca"/>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master-page-name="">
      <loext:graphic-properties draw:fill="none"/>
      <style:paragraph-properties fo:margin-top="0.0972in" fo:margin-bottom="0.0835in" loext:contextual-spacing="false" style:page-number="auto" fo:background-color="transparent">
        <style:tab-stops/>
      </style:paragraph-properties>
      <style:text-properties style:font-name="FreeSans1" fo:font-family="FreeSans" style:font-style-name="Italic" style:font-family-generic="swiss" fo:font-size="101%" fo:font-style="normal" fo:font-weight="bold" style:font-size-asian="101%" style:font-weight-asian="bold" style:font-size-complex="101%" style:font-weight-complex="bold"/>
    </style:style>
    <style:style style:name="SourceCode" style:family="paragraph" style:parent-style-name="Text_20_body">
      <style:text-properties style:font-name="FreeSerif" fo:font-family="FreeSerif" style:font-family-generic="roman"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58:41.303650442</meta:creation-date>
    <dc:date>2020-02-12T14:16:40.080626076</dc:date>
    <meta:editing-duration>PT35M40S</meta:editing-duration>
    <meta:editing-cycles>6</meta:editing-cycles>
    <meta:generator>LibreOffice/6.2.8.2$Linux_X86_64 LibreOffice_project/20$Build-2</meta:generator>
    <meta:document-statistic meta:table-count="0" meta:image-count="0" meta:object-count="0" meta:page-count="4" meta:paragraph-count="17" meta:word-count="326" meta:character-count="2049" meta:non-whitespace-character-count="1739"/>
  </office:meta>
</office:document-meta>
</file>